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o_20_7" style:list-style-name="L3"/>
    <style:style style:name="P4" style:family="paragraph" style:parent-style-name="Texto_20_7" style:list-style-name="L4"/>
    <style:style style:name="P5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✔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✗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✗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✗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✗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✗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✗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✗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✗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✗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119cm" fo:text-indent="-0.635cm" fo:margin-left="9.119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Especificación complementaria</text:h>
      <text:h text:style-name="P1" text:outline-level="2">Introducción</text:h>
      <text:p text:style-name="Texto_20_7">Este documento es el repositorio de todos los requisitos del OpenMinds que no se capturan en los casos de uso</text:p>
      <text:h text:style-name="Heading_20_2" text:outline-level="2">Listado de requisitos</text:h>
      <text:p text:style-name="Texto_20_1">Funcionalidad </text:p>
      <text:p text:style-name="Texto_20_7">(Funcionalidad común entre muchos casos de uso)</text:p>
      <text:p text:style-name="Texto_20_2">Registro de actividad de los operadores</text:p>
      <text:p text:style-name="Texto_20_7">Se debe guardar el registro de las actividades realizadas por lo operadores, para que después sea mostrada en tablas y gráficos</text:p>
      <text:p text:style-name="Texto_20_1">Facilidad de uso</text:p>
      <text:p text:style-name="Texto_20_2">Factores humanos</text:p>
      <text:p text:style-name="Texto_20_7">La interfaz del sistema es por web, por lo que:</text:p>
      <text:list xml:id="list1841904728" text:style-name="L3">
        <text:list-item>
          <text:p text:style-name="P3">Se debe optimizar el tiempo de acceso al sitio, buscando disminuir el tamaño total de descarga al accederlo</text:p>
        </text:list-item>
        <text:list-item>
          <text:p text:style-name="P3">Se debe realizar una interfaz que sea compatible con los navegadores más comunes (Firefox, Chrome, Safari, IE7)</text:p>
        </text:list-item>
      </text:list>
      <text:p text:style-name="Texto_20_7">Además, se debe elegir un diseño agradable y profesional, que debe ser similar al encontrado en las herramientas del paquete OpenOffice.</text:p>
      <text:p text:style-name="Texto_20_2">Ayuda contextual</text:p>
      <text:p text:style-name="Texto_20_7">Se debe contar con ayuda sensible al contexto de operación. Así también es necesario presentar al usuario todos los mensajes de error, advertencia o ayuda que sean necesarios.</text:p>
      <text:p text:style-name="Texto_20_7">Asimismo, debe haber en la interfaz inicial o principal del sistema un enlace a la ayuda.</text:p>
      <text:p text:style-name="Texto_20_1">Fiabilidad</text:p>
      <text:p text:style-name="Texto_20_2"><text:soft-page-break/>Seguridad de <text:s/>cambios</text:p>
      <text:p text:style-name="Texto_20_7">En los casos que se cierren formularios con cambios no guardados, se debe notificar a los usuarios que hay cambios pendientes que se pueden perder</text:p>
      <text:p text:style-name="Texto_20_1">Rendimiento</text:p>
      <text:p text:style-name="Texto_20_7">Como se mencionó en factores humanos, es importante que la navegación de las interfaces se pueda realizar con rapidez</text:p>
      <text:p text:style-name="Texto_20_1">Soporte</text:p>
      <text:p text:style-name="Texto_20_2">Restricciones de implementación</text:p>
      <text:p text:style-name="Texto_20_7">La implementación del sistema es sobre un servidor web y utilizando un motor de base de datos MySQL. El último tiene que ser fácilmente reemplazable. </text:p>
      <text:p text:style-name="Texto_20_7">Para el diseño, se debe utilizar un patrón MVC (Modelo-Vista-Controlador).</text:p>
      <text:p text:style-name="Texto_20_2">Componentes de libre distribución</text:p>
      <text:p text:style-name="Texto_20_7">Los componentes a utilizar son:</text:p>
      <text:list xml:id="list520890781" text:style-name="L4">
        <text:list-item>
          <text:p text:style-name="P4">Lenguaje de programación Ruby</text:p>
        </text:list-item>
        <text:list-item>
          <text:p text:style-name="P4">Framework Ruby on Rails</text:p>
        </text:list-item>
      </text:list>
      <text:p text:style-name="Texto_20_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6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4" svg:font-family="Tahoma" style:font-family-generic="swiss" style:font-pitch="variable"/>
    <style:font-face style:name="Tahoma3" svg:font-family="Tahoma" style:font-adornments="Cursiva" style:font-family-generic="swiss" style:font-pitch="variable"/>
    <style:font-face style:name="Tahoma" svg:font-family="Tahoma" style:font-adornments="Negreta" style:font-family-generic="swiss" style:font-pitch="variable"/>
    <style:font-face style:name="Tahoma2" svg:font-family="Tahoma" style:font-adornments="Negrita cursiva" style:font-family-generic="swiss" style:font-pitch="variable"/>
    <style:font-face style:name="Tahoma1" svg:font-family="Tahoma" style:font-adornments="Normal" style:font-family-generic="swiss" style:font-pitch="variable"/>
    <style:font-face style:name="Verdana" svg:font-family="Verdana" style:font-adornments="Normal" style:font-family-generic="swiss" style:font-pitch="variable"/>
    <style:font-face style:name="Tahoma5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s" fo:country="AR" style:letter-kerning="true" style:font-name-asian="Verdana1" style:font-size-asian="10.5pt" style:language-asian="zxx" style:country-asian="none" style:font-name-complex="Tahoma5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333333" style:font-name="Verdana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Verdana1" style:font-size-asian="14pt" style:font-name-complex="Tahoma5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6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6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6"/>
    </style:style>
    <style:style style:name="Sin_20_nombre1" style:display-name="Sin nombre1" style:family="paragraph" style:parent-style-name="Heading_20_1" style:default-outline-level="" style:list-style-name="" style:class="text">
      <style:text-properties fo:color="#ff6633" style:font-name="Tahoma"/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ff6633" style:font-name="Tahoma" fo:font-size="120%" fo:font-weight="bold" fo:background-color="transparent" style:font-size-asian="115%" style:font-weight-asian="bold" style:font-size-complex="115%" style:font-weight-complex="bold"/>
    </style:style>
    <style:style style:name="Texto_20_2" style:display-name="Texto 2" style:family="paragraph" style:parent-style-name="Heading_20_2" style:default-outline-level="" style:list-style-name="" style:class="text">
      <style:paragraph-properties fo:margin-left="1.499cm" fo:margin-right="0cm" fo:margin-top="0.22cm" fo:margin-bottom="0.21cm" fo:text-indent="0cm" style:auto-text-indent="false"/>
      <style:text-properties fo:color="#0084d1" style:font-name="Tahoma1" fo:font-size="13pt" fo:font-style="normal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499cm" fo:margin-right="0cm" fo:text-indent="0cm" style:auto-text-indent="false" fo:background-color="transparent">
        <style:background-image/>
      </style:paragraph-properties>
      <style:text-properties fo:color="#ff6633" style:font-name="Tahoma2" fo:font-size="16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o_20_1" style:display-name="Texto 1" style:family="paragraph" style:parent-style-name="Sin_20_nombre1" style:class="text">
      <style:paragraph-properties fo:margin-left="1cm" fo:margin-right="0cm" fo:text-indent="0cm" style:auto-text-indent="false"/>
      <style:text-properties fo:color="#ff6633" fo:font-size="85%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exto_20_3" style:display-name="Texto 3" style:family="paragraph" style:parent-style-name="Heading_20_1" style:default-outline-level="" style:list-style-name="" style:class="text">
      <style:text-properties fo:color="#0084d1" style:font-name="Tahoma1" fo:font-size="16pt" fo:font-weight="normal"/>
    </style:style>
    <style:style style:name="Texto_20_4" style:display-name="Texto 4" style:family="paragraph" style:parent-style-name="Heading_20_10" style:default-outline-level="" style:list-style-name="" style:class="text" style:master-page-name="">
      <style:paragraph-properties fo:margin-left="1cm" fo:margin-right="0cm" fo:margin-top="0.12cm" fo:margin-bottom="0.109cm" style:line-height-at-least="0cm" fo:text-indent="0cm" style:auto-text-indent="false" style:page-number="auto"/>
      <style:text-properties fo:color="#0066cc" style:font-name="Tahoma1" fo:font-size="13.5pt" fo:font-weight="normal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exto_20_6" style:display-name="Texto 6" style:family="paragraph" style:parent-style-name="Texto_20_1" style:class="text">
      <style:text-properties fo:color="#666666" fo:font-size="12pt"/>
    </style:style>
    <style:style style:name="Texto_20_7" style:display-name="Texto 7" style:family="paragraph" style:parent-style-name="Texto_20_2" style:class="text">
      <style:paragraph-properties fo:margin-left="2cm" fo:margin-right="0cm" fo:margin-top="0.22cm" fo:margin-bottom="0.21cm" fo:text-indent="0cm" style:auto-text-indent="false"/>
      <style:text-properties fo:color="#000000" fo:font-size="12pt" fo:font-weight="normal"/>
    </style:style>
    <style:style style:name="Sin_20_nombre2" style:display-name="Sin nombre2" style:family="paragraph" style:parent-style-name="Texto_20_7" style:class="text">
      <style:text-properties fo:font-weight="bold"/>
    </style:style>
    <style:style style:name="Texto_20_8" style:display-name="Texto 8" style:family="paragraph" style:parent-style-name="Texto_20_7" style:class="text">
      <style:text-properties fo:color="#0084d1" fo:font-size="10.5pt" fo:font-weight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o_20_Encabezado" style:display-name="Texto Encabezado" style:family="paragraph" style:parent-style-name="Texto_20_8" style:list-style-name="List_20_1" style:master-page-name="">
      <style:paragraph-properties fo:margin-left="0cm" fo:margin-right="-0.051cm" fo:margin-top="0cm" fo:margin-bottom="0cm" style:line-height-at-least="0cm" fo:text-align="end" style:justify-single-word="false" fo:text-indent="0.152cm" style:auto-text-indent="false" style:page-number="auto" fo:background-color="transparent">
        <style:background-image/>
      </style:paragraph-properties>
      <style:text-properties fo:color="#999999" fo:font-size="9pt" fo:font-weight="normal"/>
    </style:style>
    <style:style style:name="Texto_20_5" style:display-name="Texto 5" style:family="paragraph" style:parent-style-name="Texto_20_4" style:class="text">
      <style:text-properties fo:font-size="12pt" style:text-underline-style="solid" style:text-underline-width="auto" style:text-underline-color="font-color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000000" style:font-name="Tahoma" fo:font-size="13pt" style:text-underline-style="solid" style:text-underline-width="auto" style:text-underline-color="font-color" fo:font-weight="bold" style:font-size-asian="10.5pt" style:font-weight-asian="bold" style:font-weight-complex="bold"/>
    </style:style>
    <style:style style:name="Drawing" style:family="paragraph" style:parent-style-name="Caption" style:class="extra"/>
    <style:style style:name="Table" style:family="paragraph" style:parent-style-name="Caption" style:class="extra"/>
    <style:style style:name="Sin_20_nombre3" style:display-name="Sin nombre3" style:family="paragraph" style:parent-style-name="Text" style:class="extra">
      <style:text-properties style:font-name="Tahoma3"/>
    </style:style>
    <style:style style:name="Text" style:family="paragraph" style:parent-style-name="Caption" style:class="extra">
      <style:text-properties fo:font-style="normal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WW8Num1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list-style style:name="WW8Num2">
      <text:list-level-style-bullet text:level="1" text:style-name="Zeichenformat" style:num-suffix="." text:bullet-char="">
        <style:list-level-properties text:space-before="1.905cm" text:min-label-width="0.635cm"/>
        <style:text-properties fo:font-family="Symbol" style:font-charset="x-symbol"/>
      </text:list-level-style-bullet>
      <text:list-level-style-bullet text:level="2" text:style-name="Zeichenformat" style:num-suffix="." text:bullet-char="">
        <style:list-level-properties text:space-before="2.54cm" text:min-label-width="0.635cm"/>
        <style:text-properties fo:font-family="Symbol" style:font-charset="x-symbol"/>
      </text:list-level-style-bullet>
      <text:list-level-style-bullet text:level="3" text:style-name="Zeichenformat" style:num-suffix="." text:bullet-char="">
        <style:list-level-properties text:space-before="3.175cm" text:min-label-width="0.635cm"/>
        <style:text-properties fo:font-family="Symbol" style:font-charset="x-symbol"/>
      </text:list-level-style-bullet>
      <text:list-level-style-bullet text:level="4" text:style-name="Zeichenformat" style:num-suffix="." text:bullet-char="">
        <style:list-level-properties text:space-before="3.81cm" text:min-label-width="0.635cm"/>
        <style:text-properties fo:font-family="Symbol" style:font-charset="x-symbol"/>
      </text:list-level-style-bullet>
      <text:list-level-style-bullet text:level="5" text:style-name="Zeichenformat" style:num-suffix="." text:bullet-char="">
        <style:list-level-properties text:space-before="4.445cm" text:min-label-width="0.635cm"/>
        <style:text-properties fo:font-family="Symbol" style:font-charset="x-symbol"/>
      </text:list-level-style-bullet>
      <text:list-level-style-bullet text:level="6" text:style-name="Zeichenformat" style:num-suffix="." text:bullet-char="">
        <style:list-level-properties text:space-before="5.08cm" text:min-label-width="0.635cm"/>
        <style:text-properties fo:font-family="Symbol" style:font-charset="x-symbol"/>
      </text:list-level-style-bullet>
      <text:list-level-style-bullet text:level="7" text:style-name="Zeichenformat" style:num-suffix="." text:bullet-char="">
        <style:list-level-properties text:space-before="5.715cm" text:min-label-width="0.635cm"/>
        <style:text-properties fo:font-family="Symbol" style:font-charset="x-symbol"/>
      </text:list-level-style-bullet>
      <text:list-level-style-bullet text:level="8" text:style-name="Zeichenformat" style:num-suffix="." text:bullet-char="">
        <style:list-level-properties text:space-before="6.35cm" text:min-label-width="0.635cm"/>
        <style:text-properties fo:font-family="Symbol" style:font-charset="x-symbol"/>
      </text:list-level-style-bullet>
      <text:list-level-style-bullet text:level="9" text:style-name="Zeichenformat" style:num-suffix="." text:bullet-char="">
        <style:list-level-properties text:space-before="6.985cm" text:min-label-width="0.635cm"/>
        <style:text-properties fo:font-family="Symbol" style:font-charset="x-symbol"/>
      </text:list-level-style-bullet>
      <text:list-level-style-number text:level="10" style:num-suffix="." style:num-format="1">
        <style:list-level-properties text:space-before="8.25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style:font-name="Tahoma4" fo:font-size="10.5pt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10-06-29T21:45:42</meta:creation-date>
    <meta:editing-cycles>3</meta:editing-cycles>
    <meta:editing-duration>PT00H32M38S</meta:editing-duration>
    <dc:title>comp av</dc:title>
    <meta:initial-creator>Enzo David Cappa</meta:initial-creator>
    <dc:date>2010-06-29T22:18:20</dc:date>
    <dc:creator>Enzo David Cappa</dc:creator>
    <meta:document-statistic meta:table-count="0" meta:image-count="0" meta:object-count="0" meta:page-count="2" meta:paragraph-count="31" meta:word-count="288" meta:character-count="1799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comp av" xlink:href="../comp%20av.ott" meta:date="2010-06-29T21:45:42"/>
  </office:meta>
</office:document-meta>
</file>